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officeooo:rsid="0019f43d" officeooo:paragraph-rsid="0f8f2783"/>
    </style:style>
    <style:style style:name="P2" style:family="paragraph" style:parent-style-name="Standard">
      <style:text-properties fo:language="ru" fo:country="RU" officeooo:rsid="0019f43d" officeooo:paragraph-rsid="05e7cc16"/>
    </style:style>
    <style:style style:name="P3" style:family="paragraph" style:parent-style-name="Standard">
      <style:text-properties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4" style:family="paragraph" style:parent-style-name="Standard">
      <style:text-properties fo:language="ru" fo:country="RU" officeooo:rsid="1327ae62" officeooo:paragraph-rsid="16da3a64"/>
    </style:style>
    <style:style style:name="P5" style:family="paragraph" style:parent-style-name="Standard">
      <style:text-properties style:text-position="0% 100%" fo:language="ru" fo:country="RU" fo:font-style="normal" style:text-underline-style="none" fo:font-weight="normal" officeooo:rsid="0019f43d" officeooo:paragraph-rsid="1651f805" style:font-style-asian="normal" style:font-weight-asian="normal" style:font-style-complex="normal" style:font-weight-complex="normal"/>
    </style:style>
    <style:style style:name="P6" style:family="paragraph" style:parent-style-name="Standard">
      <style:text-properties style:text-position="0% 100%" fo:language="ru" fo:country="RU" fo:font-style="normal" style:text-underline-style="none" fo:font-weight="normal" officeooo:rsid="0019f43d" officeooo:paragraph-rsid="165d7cb1" style:font-style-asian="normal" style:font-weight-asian="normal" style:font-style-complex="normal" style:font-weight-complex="normal"/>
    </style:style>
    <style:style style:name="P7" style:family="paragraph" style:parent-style-name="Standard">
      <style:text-properties style:text-position="0% 100%" fo:language="ru" fo:country="RU" fo:font-style="normal" style:text-underline-style="none" fo:font-weight="normal" officeooo:rsid="0019f43d" officeooo:paragraph-rsid="166051da" style:font-style-asian="normal" style:font-weight-asian="normal" style:font-style-complex="normal" style:font-weight-complex="normal"/>
    </style:style>
    <style:style style:name="P8" style:family="paragraph" style:parent-style-name="Standard">
      <style:text-properties style:text-position="0% 100%" fo:language="ru" fo:country="RU" fo:font-style="normal" style:text-underline-style="none" fo:font-weight="normal" officeooo:rsid="0019f43d" officeooo:paragraph-rsid="166058fb" style:font-style-asian="normal" style:font-weight-asian="normal" style:font-style-complex="normal" style:font-weight-complex="normal"/>
    </style:style>
    <style:style style:name="P9" style:family="paragraph" style:parent-style-name="Standard">
      <style:text-properties style:text-position="0% 100%" fo:language="ru" fo:country="RU" fo:font-style="normal" style:text-underline-style="none" fo:font-weight="normal" officeooo:rsid="0019f43d" officeooo:paragraph-rsid="16689839" style:font-style-asian="normal" style:font-weight-asian="normal" style:font-style-complex="normal" style:font-weight-complex="normal"/>
    </style:style>
    <style:style style:name="P10" style:family="paragraph" style:parent-style-name="Standard">
      <style:text-properties style:text-position="0% 100%" fo:language="ru" fo:country="RU" fo:font-style="normal" style:text-underline-style="none" fo:font-weight="normal" officeooo:rsid="0019f43d" officeooo:paragraph-rsid="1683a856" style:font-style-asian="normal" style:font-weight-asian="normal" style:font-style-complex="normal" style:font-weight-complex="normal"/>
    </style:style>
    <style:style style:name="P11" style:family="paragraph" style:parent-style-name="Standard">
      <style:text-properties style:text-position="0% 100%" fo:language="ru" fo:country="RU" fo:font-style="normal" style:text-underline-style="none" fo:font-weight="normal" officeooo:rsid="0019f43d" officeooo:paragraph-rsid="168bfeff" style:font-style-asian="normal" style:font-weight-asian="normal" style:font-style-complex="normal" style:font-weight-complex="normal"/>
    </style:style>
    <style:style style:name="P12" style:family="paragraph" style:parent-style-name="Standard">
      <style:text-properties style:text-position="0% 100%" fo:language="ru" fo:country="RU" fo:font-style="normal" style:text-underline-style="none" fo:font-weight="normal" officeooo:rsid="0019f43d" officeooo:paragraph-rsid="1690a491" style:font-style-asian="normal" style:font-weight-asian="normal" style:font-style-complex="normal" style:font-weight-complex="normal"/>
    </style:style>
    <style:style style:name="P13" style:family="paragraph" style:parent-style-name="Standard">
      <style:text-properties style:text-position="0% 100%" fo:language="ru" fo:country="RU" fo:font-style="normal" style:text-underline-style="none" fo:font-weight="normal" officeooo:rsid="0019f43d" officeooo:paragraph-rsid="1694cca9" style:font-style-asian="normal" style:font-weight-asian="normal" style:font-style-complex="normal" style:font-weight-complex="normal"/>
    </style:style>
    <style:style style:name="P14" style:family="paragraph" style:parent-style-name="Standard">
      <style:text-properties style:text-position="0% 100%" fo:language="ru" fo:country="RU" fo:font-style="normal" style:text-underline-style="none" fo:font-weight="normal" officeooo:rsid="0019f43d" officeooo:paragraph-rsid="1696419a" style:font-style-asian="normal" style:font-weight-asian="normal" style:font-style-complex="normal" style:font-weight-complex="normal"/>
    </style:style>
    <style:style style:name="P15" style:family="paragraph" style:parent-style-name="Standard">
      <style:text-properties style:text-position="0% 100%" fo:language="ru" fo:country="RU" fo:font-style="normal" style:text-underline-style="none" fo:font-weight="normal" officeooo:rsid="0019f43d" officeooo:paragraph-rsid="1699212d" style:font-style-asian="normal" style:font-weight-asian="normal" style:font-style-complex="normal" style:font-weight-complex="normal"/>
    </style:style>
    <style:style style:name="P16" style:family="paragraph" style:parent-style-name="Standard">
      <style:text-properties style:text-position="0% 100%" fo:language="ru" fo:country="RU" fo:font-style="normal" style:text-underline-style="none" fo:font-weight="normal" officeooo:rsid="0019f43d" officeooo:paragraph-rsid="169c675d" style:font-style-asian="normal" style:font-weight-asian="normal" style:font-style-complex="normal" style:font-weight-complex="normal"/>
    </style:style>
    <style:style style:name="P17" style:family="paragraph" style:parent-style-name="Standard">
      <style:text-properties style:text-position="0% 100%" fo:language="ru" fo:country="RU" fo:font-style="normal" style:text-underline-style="none" fo:font-weight="normal" officeooo:rsid="0019f43d" officeooo:paragraph-rsid="169e9e46" style:font-style-asian="normal" style:font-weight-asian="normal" style:font-style-complex="normal" style:font-weight-complex="normal"/>
    </style:style>
    <style:style style:name="P18" style:family="paragraph" style:parent-style-name="Standard">
      <style:text-properties style:text-position="0% 100%" fo:language="ru" fo:country="RU" fo:font-style="normal" style:text-underline-style="none" fo:font-weight="normal" officeooo:rsid="0019f43d" officeooo:paragraph-rsid="16bd5e0c" style:font-style-asian="normal" style:font-weight-asian="normal" style:font-style-complex="normal" style:font-weight-complex="normal"/>
    </style:style>
    <style:style style:name="P19" style:family="paragraph" style:parent-style-name="Standard">
      <style:text-properties style:text-position="0% 100%" fo:language="ru" fo:country="RU" fo:font-style="normal" style:text-underline-style="none" fo:font-weight="normal" officeooo:rsid="0019f43d" officeooo:paragraph-rsid="16783512" style:font-style-asian="normal" style:font-weight-asian="normal" style:font-style-complex="normal" style:font-weight-complex="normal"/>
    </style:style>
    <style:style style:name="P20" style:family="paragraph" style:parent-style-name="Standard">
      <style:text-properties style:text-position="0% 100%" fo:language="ru" fo:country="RU" fo:font-style="normal" style:text-underline-style="none" fo:font-weight="normal" officeooo:rsid="0019f43d" officeooo:paragraph-rsid="16beaaa9" style:font-style-asian="normal" style:font-weight-asian="normal" style:font-style-complex="normal" style:font-weight-complex="normal"/>
    </style:style>
    <style:style style:name="P21" style:family="paragraph" style:parent-style-name="Standard">
      <style:text-properties style:text-position="0% 100%" fo:language="ru" fo:country="RU" fo:font-style="normal" style:text-underline-style="none" fo:font-weight="normal" officeooo:rsid="0019f43d" officeooo:paragraph-rsid="16f335ed" style:font-style-asian="normal" style:font-weight-asian="normal" style:font-style-complex="normal" style:font-weight-complex="normal"/>
    </style:style>
    <style:style style:name="P22" style:family="paragraph" style:parent-style-name="Standard">
      <style:text-properties style:text-position="0% 100%" fo:language="ru" fo:country="RU" fo:font-style="normal" style:text-underline-style="none" fo:font-weight="normal" officeooo:rsid="0019f43d" officeooo:paragraph-rsid="16f8073a" style:font-style-asian="normal" style:font-weight-asian="normal" style:font-style-complex="normal" style:font-weight-complex="normal"/>
    </style:style>
    <style:style style:name="P23" style:family="paragraph" style:parent-style-name="Standard">
      <style:text-properties style:text-position="0% 100%" fo:language="ru" fo:country="RU" fo:font-style="normal" style:text-underline-style="none" fo:font-weight="normal" officeooo:rsid="0019f43d" officeooo:paragraph-rsid="16fad103" style:font-style-asian="normal" style:font-weight-asian="normal" style:font-style-complex="normal" style:font-weight-complex="normal"/>
    </style:style>
    <style:style style:name="P24" style:family="paragraph" style:parent-style-name="Standard">
      <style:text-properties style:text-position="0% 100%" fo:language="ru" fo:country="RU" fo:font-style="normal" style:text-underline-style="none" fo:font-weight="normal" officeooo:rsid="0019f43d" officeooo:paragraph-rsid="17d9ee1a" style:font-style-asian="normal" style:font-weight-asian="normal" style:font-style-complex="normal" style:font-weight-complex="normal"/>
    </style:style>
    <style:style style:name="P25" style:family="paragraph" style:parent-style-name="Standard">
      <style:text-properties style:text-position="0% 100%" fo:language="ru" fo:country="RU" fo:font-style="normal" style:text-underline-style="none" fo:font-weight="normal" officeooo:rsid="0019f43d" officeooo:paragraph-rsid="17dbcb42" style:font-style-asian="normal" style:font-weight-asian="normal" style:font-style-complex="normal" style:font-weight-complex="normal"/>
    </style:style>
    <style:style style:name="P26" style:family="paragraph" style:parent-style-name="Standard">
      <style:text-properties style:text-position="0% 100%" fo:language="ru" fo:country="RU" fo:font-style="normal" style:text-underline-style="none" fo:font-weight="normal" officeooo:rsid="0019f43d" officeooo:paragraph-rsid="17dcb181" style:font-style-asian="normal" style:font-weight-asian="normal" style:font-style-complex="normal" style:font-weight-complex="normal"/>
    </style:style>
    <style:style style:name="P27" style:family="paragraph" style:parent-style-name="Standard">
      <style:text-properties style:text-position="0% 100%" fo:language="ru" fo:country="RU" fo:font-style="normal" style:text-underline-style="none" fo:font-weight="normal" officeooo:rsid="0019f43d" officeooo:paragraph-rsid="17ea4080" style:font-style-asian="normal" style:font-weight-asian="normal" style:font-style-complex="normal" style:font-weight-complex="normal"/>
    </style:style>
    <style:style style:name="P28" style:family="paragraph" style:parent-style-name="Standard">
      <style:text-properties style:text-position="0% 100%" fo:language="ru" fo:country="RU" fo:font-style="normal" style:text-underline-style="none" fo:font-weight="normal" officeooo:rsid="0019f43d" officeooo:paragraph-rsid="17ef06c2"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182e86b9"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1830266f"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18333127"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183a154b"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183b4cc9"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183cc366"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18630b23"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18677baa"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18eaf734"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18ec9e44"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18f00812"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18f098a1"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1459e819" officeooo:paragraph-rsid="1459e819"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1662efd8" officeooo:paragraph-rsid="16670adc"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16772664" officeooo:paragraph-rsid="16783512"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16855fbe" officeooo:paragraph-rsid="16855fbe"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16bd6dff" officeooo:paragraph-rsid="16beaaa9"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16bfff14" officeooo:paragraph-rsid="16c0f8bd" style:font-style-asian="normal" style:font-weight-asian="normal" style:font-style-complex="normal" style:font-weight-complex="normal"/>
    </style:style>
    <style:style style:name="P47" style:family="paragraph" style:parent-style-name="Standard">
      <style:text-properties style:text-position="0% 100%" fo:language="ru" fo:country="RU" fo:font-style="normal" style:text-underline-style="none" fo:font-weight="normal" officeooo:rsid="16c21622" officeooo:paragraph-rsid="16cab6c3"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16fff558" officeooo:paragraph-rsid="16fff558"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50" style:family="paragraph" style:parent-style-name="Standard">
      <style:text-properties style:text-position="0% 100%" fo:language="ru" fo:country="RU" fo:font-style="normal" style:text-underline-style="none" fo:font-weight="normal" officeooo:rsid="172d7e7d" officeooo:paragraph-rsid="172d7e7d" style:font-style-asian="normal" style:font-weight-asian="normal" style:font-style-complex="normal" style:font-weight-complex="normal"/>
    </style:style>
    <style:style style:name="P51" style:family="paragraph" style:parent-style-name="Standard">
      <style:text-properties style:text-position="0% 100%" fo:language="ru" fo:country="RU" fo:font-style="normal" style:text-underline-style="none" fo:font-weight="normal" officeooo:rsid="17366adf" officeooo:paragraph-rsid="17366adf"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173dc0a7" officeooo:paragraph-rsid="173dc0a7"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17426962" officeooo:paragraph-rsid="17426962"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1748a461" officeooo:paragraph-rsid="178a4e5e"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17a82556" officeooo:paragraph-rsid="17b2cdf0"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17b7e468" officeooo:paragraph-rsid="17b7e468" style:font-style-asian="normal" style:font-weight-asian="normal" style:font-style-complex="normal" style:font-weight-complex="normal"/>
    </style:style>
    <style:style style:name="P57" style:family="paragraph" style:parent-style-name="Standard">
      <style:text-properties style:text-position="0% 100%" fo:language="ru" fo:country="RU" fo:font-style="normal" style:text-underline-style="none" fo:font-weight="normal" officeooo:rsid="17c468ed" officeooo:paragraph-rsid="17ca514b" style:font-style-asian="normal" style:font-weight-asian="normal" style:font-style-complex="normal" style:font-weight-complex="normal"/>
    </style:style>
    <style:style style:name="P58" style:family="paragraph" style:parent-style-name="Standard">
      <style:text-properties style:text-position="0% 100%" fo:language="ru" fo:country="RU" fo:font-style="normal" style:text-underline-style="none" fo:font-weight="normal" officeooo:rsid="1327ae62" officeooo:paragraph-rsid="17d9ee1a" style:font-style-asian="normal" style:font-weight-asian="normal" style:font-style-complex="normal" style:font-weight-complex="normal"/>
    </style:style>
    <style:style style:name="P59" style:family="paragraph" style:parent-style-name="Standard">
      <style:text-properties style:text-position="0% 100%" fo:language="ru" fo:country="RU" fo:font-style="normal" style:text-underline-style="none" fo:font-weight="normal" officeooo:rsid="17dd2a82" officeooo:paragraph-rsid="17e4b463" style:font-style-asian="normal" style:font-weight-asian="normal" style:font-style-complex="normal" style:font-weight-complex="normal"/>
    </style:style>
    <style:style style:name="P60" style:family="paragraph" style:parent-style-name="Standard">
      <style:text-properties style:text-position="0% 100%" fo:language="ru" fo:country="RU" fo:font-style="normal" style:text-underline-style="none" fo:font-weight="normal" officeooo:rsid="17efbd72" officeooo:paragraph-rsid="17efbd72" style:font-style-asian="normal" style:font-weight-asian="normal" style:font-style-complex="normal" style:font-weight-complex="normal"/>
    </style:style>
    <style:style style:name="P61" style:family="paragraph" style:parent-style-name="Standard">
      <style:text-properties style:text-position="0% 100%" fo:language="ru" fo:country="RU" fo:font-style="normal" style:text-underline-style="none" fo:font-weight="normal" officeooo:rsid="17f59187" officeooo:paragraph-rsid="1815ba86" style:font-style-asian="normal" style:font-weight-asian="normal" style:font-style-complex="normal" style:font-weight-complex="normal"/>
    </style:style>
    <style:style style:name="P62" style:family="paragraph" style:parent-style-name="Standard">
      <style:text-properties style:text-position="0% 100%" fo:language="ru" fo:country="RU" fo:font-style="normal" style:text-underline-style="none" fo:font-weight="normal" officeooo:rsid="18185ecf" officeooo:paragraph-rsid="18185ecf" style:font-style-asian="normal" style:font-weight-asian="normal" style:font-style-complex="normal" style:font-weight-complex="normal"/>
    </style:style>
    <style:style style:name="P63" style:family="paragraph" style:parent-style-name="Standard">
      <style:text-properties style:text-position="0% 100%" fo:language="ru" fo:country="RU" fo:font-style="normal" style:text-underline-style="none" fo:font-weight="normal" officeooo:rsid="181a3432" officeooo:paragraph-rsid="181a3432"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181b7060" officeooo:paragraph-rsid="181b7060"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181c91b8" officeooo:paragraph-rsid="181c91b8"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181e6695" officeooo:paragraph-rsid="181e6695"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18200c8f" officeooo:paragraph-rsid="18200c8f"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1821bb1d" officeooo:paragraph-rsid="1821bb1d"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18227528" officeooo:paragraph-rsid="18227528"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18244109" officeooo:paragraph-rsid="18263780"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18244109" officeooo:paragraph-rsid="182e86b9"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183dbe9f" officeooo:paragraph-rsid="184f94d2"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185040a6" officeooo:paragraph-rsid="185f3b21"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185040a6" officeooo:paragraph-rsid="18606110"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18695376" officeooo:paragraph-rsid="18945710"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18964aed" officeooo:paragraph-rsid="18c50994"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18964aed" officeooo:paragraph-rsid="18c855bd"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18e0406c" officeooo:paragraph-rsid="18e0406c"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18edceaf" officeooo:paragraph-rsid="18edceaf"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18f24006" officeooo:paragraph-rsid="18f41fef"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18c55d46" officeooo:paragraph-rsid="18da8434"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18da8434" officeooo:paragraph-rsid="18df0a71" style:font-style-asian="normal" style:font-weight-asian="normal" style:font-style-complex="normal" style:font-weight-complex="normal"/>
    </style:style>
    <style:style style:name="P83" style:family="paragraph" style:parent-style-name="Standard">
      <style:paragraph-properties fo:margin-left="0.9846in" fo:margin-right="0in" fo:text-indent="0in" style:auto-text-indent="false"/>
      <style:text-properties style:text-position="0% 100%" fo:font-size="10pt" fo:language="ru" fo:country="RU" fo:font-style="normal" style:text-underline-style="none" fo:font-weight="normal" officeooo:rsid="18185ecf" officeooo:paragraph-rsid="18185ecf" style:font-size-asian="10pt" style:font-style-asian="normal" style:font-weight-asian="normal" style:font-size-complex="10pt" style:font-style-complex="normal" style:font-weight-complex="normal"/>
    </style:style>
    <style:style style:name="P84"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69c50" officeooo:paragraph-rsid="17269c50" style:font-style-asian="normal" style:font-weight-asian="normal" style:font-style-complex="normal" style:font-weight-complex="normal"/>
    </style:style>
    <style:style style:name="P85"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6e559" officeooo:paragraph-rsid="1726e559" style:font-style-asian="normal" style:font-weight-asian="normal" style:font-style-complex="normal" style:font-weight-complex="normal"/>
    </style:style>
    <style:style style:name="P86"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87"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b6272" officeooo:paragraph-rsid="172b6272" style:font-style-asian="normal" style:font-weight-asian="normal" style:font-style-complex="normal" style:font-weight-complex="normal"/>
    </style:style>
    <style:style style:name="P88"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bf573" officeooo:paragraph-rsid="172bf573" style:font-style-asian="normal" style:font-weight-asian="normal" style:font-style-complex="normal" style:font-weight-complex="normal"/>
    </style:style>
    <style:style style:name="P89"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d7e7d" officeooo:paragraph-rsid="172d7e7d"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166051da" style:font-style-asian="italic" style:font-style-complex="italic"/>
    </style:style>
    <style:style style:name="T3" style:family="text">
      <style:text-properties fo:font-style="italic" officeooo:rsid="16689839" style:font-style-asian="italic" style:font-style-complex="italic"/>
    </style:style>
    <style:style style:name="T4" style:family="text">
      <style:text-properties fo:font-style="italic" officeooo:rsid="16805b56" style:font-style-asian="italic" style:font-style-complex="italic"/>
    </style:style>
    <style:style style:name="T5" style:family="text">
      <style:text-properties fo:font-style="italic" officeooo:rsid="16830182" style:font-style-asian="italic" style:font-style-complex="italic"/>
    </style:style>
    <style:style style:name="T6" style:family="text">
      <style:text-properties fo:font-style="italic" officeooo:rsid="16969b4f" style:font-style-asian="italic" style:font-style-complex="italic"/>
    </style:style>
    <style:style style:name="T7" style:family="text">
      <style:text-properties fo:font-style="italic" officeooo:rsid="169a3703" style:font-style-asian="italic" style:font-style-complex="italic"/>
    </style:style>
    <style:style style:name="T8" style:family="text">
      <style:text-properties fo:font-style="italic" officeooo:rsid="16a03710" style:font-style-asian="italic" style:font-style-complex="italic"/>
    </style:style>
    <style:style style:name="T9" style:family="text">
      <style:text-properties fo:font-style="italic" officeooo:rsid="16a16290" style:font-style-asian="italic" style:font-style-complex="italic"/>
    </style:style>
    <style:style style:name="T10" style:family="text">
      <style:text-properties fo:font-style="italic" officeooo:rsid="16beaaa9" style:font-style-asian="italic" style:font-style-complex="italic"/>
    </style:style>
    <style:style style:name="T11" style:family="text">
      <style:text-properties fo:font-style="italic" officeooo:rsid="16bf45f2" style:font-style-asian="italic" style:font-style-complex="italic"/>
    </style:style>
    <style:style style:name="T12" style:family="text">
      <style:text-properties fo:font-style="italic" officeooo:rsid="16cde18c" style:font-style-asian="italic" style:font-style-complex="italic"/>
    </style:style>
    <style:style style:name="T13" style:family="text">
      <style:text-properties fo:font-style="italic" officeooo:rsid="16d3a957" style:font-style-asian="italic" style:font-style-complex="italic"/>
    </style:style>
    <style:style style:name="T14" style:family="text">
      <style:text-properties fo:font-style="italic" officeooo:rsid="16d53eba" style:font-style-asian="italic" style:font-style-complex="italic"/>
    </style:style>
    <style:style style:name="T15" style:family="text">
      <style:text-properties fo:font-style="italic" officeooo:rsid="16ee0362" style:font-style-asian="italic" style:font-style-complex="italic"/>
    </style:style>
    <style:style style:name="T16" style:family="text">
      <style:text-properties fo:font-style="italic" officeooo:rsid="16f335ed" style:font-style-asian="italic" style:font-style-complex="italic"/>
    </style:style>
    <style:style style:name="T17" style:family="text">
      <style:text-properties fo:font-style="italic" officeooo:rsid="16fad103" style:font-style-asian="italic" style:font-style-complex="italic"/>
    </style:style>
    <style:style style:name="T18" style:family="text">
      <style:text-properties fo:font-style="italic" officeooo:rsid="170165de" style:font-style-asian="italic" style:font-style-complex="italic"/>
    </style:style>
    <style:style style:name="T19" style:family="text">
      <style:text-properties fo:font-style="italic" officeooo:rsid="1749f3e1" style:font-style-asian="italic" style:font-style-complex="italic"/>
    </style:style>
    <style:style style:name="T20" style:family="text">
      <style:text-properties fo:font-style="italic" officeooo:rsid="17a8aa30" style:font-style-asian="italic" style:font-style-complex="italic"/>
    </style:style>
    <style:style style:name="T21" style:family="text">
      <style:text-properties fo:font-style="italic" officeooo:rsid="17c47831" style:font-style-asian="italic" style:font-style-complex="italic"/>
    </style:style>
    <style:style style:name="T22" style:family="text">
      <style:text-properties fo:font-style="italic" officeooo:rsid="182e86b9" style:font-style-asian="italic" style:font-style-complex="italic"/>
    </style:style>
    <style:style style:name="T23" style:family="text">
      <style:text-properties fo:font-style="italic" officeooo:rsid="183fabcb" style:font-style-asian="italic" style:font-style-complex="italic"/>
    </style:style>
    <style:style style:name="T24" style:family="text">
      <style:text-properties fo:font-style="italic" officeooo:rsid="18677baa" style:font-style-asian="italic" style:font-style-complex="italic"/>
    </style:style>
    <style:style style:name="T25" style:family="text">
      <style:text-properties officeooo:rsid="0019f43d"/>
    </style:style>
    <style:style style:name="T26" style:family="text">
      <style:text-properties officeooo:rsid="1651f805"/>
    </style:style>
    <style:style style:name="T27" style:family="text">
      <style:text-properties officeooo:rsid="165d7cb1"/>
    </style:style>
    <style:style style:name="T28" style:family="text">
      <style:text-properties officeooo:rsid="165f10c1"/>
    </style:style>
    <style:style style:name="T29" style:family="text">
      <style:text-properties officeooo:rsid="166051da"/>
    </style:style>
    <style:style style:name="T30" style:family="text">
      <style:text-properties officeooo:rsid="166058fb"/>
    </style:style>
    <style:style style:name="T31" style:family="text">
      <style:text-properties officeooo:rsid="1664427a"/>
    </style:style>
    <style:style style:name="T32" style:family="text">
      <style:text-properties officeooo:rsid="16689839"/>
    </style:style>
    <style:style style:name="T33" style:family="text">
      <style:text-properties officeooo:rsid="1677d4a0"/>
    </style:style>
    <style:style style:name="T34" style:family="text">
      <style:text-properties officeooo:rsid="1679209a"/>
    </style:style>
    <style:style style:name="T35" style:family="text">
      <style:text-properties officeooo:rsid="16798d03"/>
    </style:style>
    <style:style style:name="T36" style:family="text">
      <style:text-properties officeooo:rsid="167ec98c"/>
    </style:style>
    <style:style style:name="T37" style:family="text">
      <style:text-properties officeooo:rsid="16805b56"/>
    </style:style>
    <style:style style:name="T38" style:family="text">
      <style:text-properties officeooo:rsid="16830182"/>
    </style:style>
    <style:style style:name="T39" style:family="text">
      <style:text-properties officeooo:rsid="16867e00"/>
    </style:style>
    <style:style style:name="T40" style:family="text">
      <style:text-properties officeooo:rsid="168af081"/>
    </style:style>
    <style:style style:name="T41" style:family="text">
      <style:text-properties officeooo:rsid="168bfeff"/>
    </style:style>
    <style:style style:name="T42" style:family="text">
      <style:text-properties officeooo:rsid="168faa63"/>
    </style:style>
    <style:style style:name="T43" style:family="text">
      <style:text-properties officeooo:rsid="1690a491"/>
    </style:style>
    <style:style style:name="T44" style:family="text">
      <style:text-properties officeooo:rsid="1691b616"/>
    </style:style>
    <style:style style:name="T45" style:family="text">
      <style:text-properties officeooo:rsid="16933548"/>
    </style:style>
    <style:style style:name="T46" style:family="text">
      <style:text-properties officeooo:rsid="1694cca9"/>
    </style:style>
    <style:style style:name="T47" style:family="text">
      <style:text-properties officeooo:rsid="16954868"/>
    </style:style>
    <style:style style:name="T48" style:family="text">
      <style:text-properties officeooo:rsid="1696419a"/>
    </style:style>
    <style:style style:name="T49" style:family="text">
      <style:text-properties officeooo:rsid="16967518"/>
    </style:style>
    <style:style style:name="T50" style:family="text">
      <style:text-properties officeooo:rsid="16969b4f"/>
    </style:style>
    <style:style style:name="T51" style:family="text">
      <style:text-properties officeooo:rsid="169a3703"/>
    </style:style>
    <style:style style:name="T52" style:family="text">
      <style:text-properties officeooo:rsid="169bca07"/>
    </style:style>
    <style:style style:name="T53" style:family="text">
      <style:text-properties officeooo:rsid="169c675d"/>
    </style:style>
    <style:style style:name="T54" style:family="text">
      <style:text-properties officeooo:rsid="169e9e46"/>
    </style:style>
    <style:style style:name="T55" style:family="text">
      <style:text-properties officeooo:rsid="16a03710"/>
    </style:style>
    <style:style style:name="T56" style:family="text">
      <style:text-properties officeooo:rsid="16a269b3"/>
    </style:style>
    <style:style style:name="T57" style:family="text">
      <style:text-properties officeooo:rsid="16a55eec"/>
    </style:style>
    <style:style style:name="T58" style:family="text">
      <style:text-properties officeooo:rsid="16ad013f"/>
    </style:style>
    <style:style style:name="T59" style:family="text">
      <style:text-properties officeooo:rsid="16bd754e"/>
    </style:style>
    <style:style style:name="T60" style:family="text">
      <style:text-properties officeooo:rsid="16beaaa9"/>
    </style:style>
    <style:style style:name="T61" style:family="text">
      <style:text-properties officeooo:rsid="16bf45f2"/>
    </style:style>
    <style:style style:name="T62" style:family="text">
      <style:text-properties officeooo:rsid="16c33d33"/>
    </style:style>
    <style:style style:name="T63" style:family="text">
      <style:text-properties officeooo:rsid="16cbfab6"/>
    </style:style>
    <style:style style:name="T64" style:family="text">
      <style:text-properties officeooo:rsid="16cde18c"/>
    </style:style>
    <style:style style:name="T65" style:family="text">
      <style:text-properties officeooo:rsid="16ee0362"/>
    </style:style>
    <style:style style:name="T66" style:family="text">
      <style:text-properties officeooo:rsid="16f335ed"/>
    </style:style>
    <style:style style:name="T67" style:family="text">
      <style:text-properties officeooo:rsid="16f7b068"/>
    </style:style>
    <style:style style:name="T68" style:family="text">
      <style:text-properties officeooo:rsid="16f8073a"/>
    </style:style>
    <style:style style:name="T69" style:family="text">
      <style:text-properties officeooo:rsid="16fad103"/>
    </style:style>
    <style:style style:name="T70" style:family="text">
      <style:text-properties officeooo:rsid="170165de"/>
    </style:style>
    <style:style style:name="T71" style:family="text">
      <style:text-properties officeooo:rsid="1726e559"/>
    </style:style>
    <style:style style:name="T72" style:family="text">
      <style:text-properties officeooo:rsid="172a6c5c"/>
    </style:style>
    <style:style style:name="T73" style:family="text">
      <style:text-properties officeooo:rsid="172bbba7"/>
    </style:style>
    <style:style style:name="T74" style:family="text">
      <style:text-properties officeooo:rsid="1730adf9"/>
    </style:style>
    <style:style style:name="T75" style:family="text">
      <style:text-properties officeooo:rsid="1735d334"/>
    </style:style>
    <style:style style:name="T76" style:family="text">
      <style:text-properties officeooo:rsid="17375944"/>
    </style:style>
    <style:style style:name="T77" style:family="text">
      <style:text-properties officeooo:rsid="173eeab0"/>
    </style:style>
    <style:style style:name="T78" style:family="text">
      <style:text-properties officeooo:rsid="173f66ea"/>
    </style:style>
    <style:style style:name="T79" style:family="text">
      <style:text-properties officeooo:rsid="174455d8"/>
    </style:style>
    <style:style style:name="T80" style:family="text">
      <style:text-properties officeooo:rsid="1749f3e1"/>
    </style:style>
    <style:style style:name="T81" style:family="text">
      <style:text-properties officeooo:rsid="17774d43"/>
    </style:style>
    <style:style style:name="T82" style:family="text">
      <style:text-properties officeooo:rsid="17a8aa30"/>
    </style:style>
    <style:style style:name="T83" style:family="text">
      <style:text-properties officeooo:rsid="17b8d53f"/>
    </style:style>
    <style:style style:name="T84" style:family="text">
      <style:text-properties officeooo:rsid="17c47831"/>
    </style:style>
    <style:style style:name="T85" style:family="text">
      <style:text-properties officeooo:rsid="17d94977"/>
    </style:style>
    <style:style style:name="T86" style:family="text">
      <style:text-properties officeooo:rsid="17d9ee1a"/>
    </style:style>
    <style:style style:name="T87" style:family="text">
      <style:text-properties officeooo:rsid="1327ae62"/>
    </style:style>
    <style:style style:name="T88" style:family="text">
      <style:text-properties officeooo:rsid="17dbcb42"/>
    </style:style>
    <style:style style:name="T89" style:family="text">
      <style:text-properties officeooo:rsid="17dcb181"/>
    </style:style>
    <style:style style:name="T90" style:family="text">
      <style:text-properties officeooo:rsid="17de7b94"/>
    </style:style>
    <style:style style:name="T91" style:family="text">
      <style:text-properties officeooo:rsid="17e6544d"/>
    </style:style>
    <style:style style:name="T92" style:family="text">
      <style:text-properties officeooo:rsid="17eb9850"/>
    </style:style>
    <style:style style:name="T93" style:family="text">
      <style:text-properties officeooo:rsid="17ecca87"/>
    </style:style>
    <style:style style:name="T94" style:family="text">
      <style:text-properties officeooo:rsid="17ef06c2"/>
    </style:style>
    <style:style style:name="T95" style:family="text">
      <style:text-properties officeooo:rsid="17f14a36"/>
    </style:style>
    <style:style style:name="T96" style:family="text">
      <style:text-properties officeooo:rsid="17f662fb"/>
    </style:style>
    <style:style style:name="T97" style:family="text">
      <style:text-properties officeooo:rsid="17f84ce5"/>
    </style:style>
    <style:style style:name="T98" style:family="text">
      <style:text-properties officeooo:rsid="181a3432"/>
    </style:style>
    <style:style style:name="T99" style:family="text">
      <style:text-properties officeooo:rsid="181e9f66"/>
    </style:style>
    <style:style style:name="T100" style:family="text">
      <style:text-properties officeooo:rsid="18263780"/>
    </style:style>
    <style:style style:name="T101" style:family="text">
      <style:text-properties officeooo:rsid="182b834e"/>
    </style:style>
    <style:style style:name="T102" style:family="text">
      <style:text-properties officeooo:rsid="182e86b9"/>
    </style:style>
    <style:style style:name="T103" style:family="text">
      <style:text-properties officeooo:rsid="1830266f"/>
    </style:style>
    <style:style style:name="T104" style:family="text">
      <style:text-properties officeooo:rsid="18333127"/>
    </style:style>
    <style:style style:name="T105" style:family="text">
      <style:text-properties officeooo:rsid="183a154b"/>
    </style:style>
    <style:style style:name="T106" style:family="text">
      <style:text-properties officeooo:rsid="183b4cc9"/>
    </style:style>
    <style:style style:name="T107" style:family="text">
      <style:text-properties officeooo:rsid="183cc366"/>
    </style:style>
    <style:style style:name="T108" style:family="text">
      <style:text-properties officeooo:rsid="183fabcb"/>
    </style:style>
    <style:style style:name="T109" style:family="text">
      <style:text-properties officeooo:rsid="1851979c"/>
    </style:style>
    <style:style style:name="T110" style:family="text">
      <style:text-properties officeooo:rsid="18630b23"/>
    </style:style>
    <style:style style:name="T111" style:family="text">
      <style:text-properties officeooo:rsid="18677baa"/>
    </style:style>
    <style:style style:name="T112" style:family="text">
      <style:text-properties officeooo:rsid="186b098f"/>
    </style:style>
    <style:style style:name="T113" style:family="text">
      <style:text-properties officeooo:rsid="18981ab1"/>
    </style:style>
    <style:style style:name="T114" style:family="text">
      <style:text-properties officeooo:rsid="18e1fec7"/>
    </style:style>
    <style:style style:name="T115" style:family="text">
      <style:text-properties officeooo:rsid="18eaf734"/>
    </style:style>
    <style:style style:name="T116" style:family="text">
      <style:text-properties officeooo:rsid="18ec5fb3"/>
    </style:style>
    <style:style style:name="T117" style:family="text">
      <style:text-properties officeooo:rsid="18ec9e44"/>
    </style:style>
    <style:style style:name="T118" style:family="text">
      <style:text-properties officeooo:rsid="18ee405c"/>
    </style:style>
    <style:style style:name="T119" style:family="text">
      <style:text-properties officeooo:rsid="18f00812"/>
    </style:style>
    <style:style style:name="T120" style:family="text">
      <style:text-properties officeooo:rsid="18f098a1"/>
    </style:style>
    <style:style style:name="T121" style:family="text">
      <style:text-properties officeooo:rsid="18f2787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Туман густеет в глотках узких улочек. В воздухе пахнет солёной водой. <text:span text:style-name="T76">Мощёные улицы мокры после ночного дождя. Слотроп просыпается в выгоревшей кузнице под связками закопчённых ключей чьи замки все утеряны. Он спотыкается наружу, отыскивает колонку во дворе между кирпичными стенами и подвальными окнами, из которых никто не выглядывает, суёт свою голову под кран и качает помпу смачивая голову столько, сколько считает нужным. Рыжий кот, вымогая мявканьем завтрак, преследует его от двери к двери. «Извини, Дружище». Завтраком и не пахнет, ни для одного из них.</text:span></text:p>
      <text:p text:style-name="P52">Он подтягивает Чичеринские штаны и направляется <text:span text:style-name="T77">вон </text:span>из города, <text:span text:style-name="T78">покидая обрезанные башни, купола подпорченной яри медянки плывут наверху в тумане, высокие фронтоны и красную черепицу, его подвозит женщина в пустой деревенской телеге. Песчаный чуб лошади дыбится и вьётся и туман смыкается позади. </text:span></text:p>
      <text:p text:style-name="P53">В это утро всё видится таким, как должны были видеть Викинги, <text:span text:style-name="T79">плывя этим великим водным лугом к югу, до самой Византии, вся восточная Европа их открытое море: поля расстилаются серо-зелёные как волны… у прудов и озёр похоже нет чётких границ… вид других людей на фоне океанического неба, даже и воинов, долгожданен как парус после долгих дней плавания….</text:span></text:p>
      <text:p text:style-name="P54">Народы в движении. <text:span text:style-name="T80">Идёт великий, не знающий границ, поток. </text:span><text:span text:style-name="T19">Volksdeutsch</text:span><text:span text:style-name="T80"> из-за Одера, выселенные Поляками и направленные в лагерь у Ростока, Поляки бегущие от Люблинского режима, другие возвращаются домой, глаза обеих партий, когда они встречаются, покрыты скулами, глаза куда старше того, что заставило их придти в движение, Эстонцы, Латыши, Литовцы бредущие снова на север, вся их безрадостная овчина в тёмных узлах, ботинки в клочья, песни слишком безрадостны, чтобы петь, разговор ни о чём, Судетцы и Восточные Прусаки туда и обратно между Берлином и лагерями ПеэЛов в Меклебурге, Чехи и Словаки, Хорваты и Сербы, Тоски и Геги, Македонцы, Мадьяры, Влахи, Черкесы, Испанцы, Болгары взболтаны в текущие потоки по поверхности Имперского котла, сталкиваются, продвигаются бок о бок многие мили, соскальзывают прочь, занемелые, безразличные ко всем стимулам кроме самых глубоких, нестабильность слишком далеко под их зудящими ногами,чтобы придать ей какую-то форму, белые кисти и щиколотки невероятно изношенные вытарчивают из их полосатых лагерных пижам, шаги легки как у водоплавающих по этой наземной пыли, караваны Цыган, оси, или колёчные чки ломаются, лошади дохнут, семьи бросают средства передвижения у дорог для следующих придти пережить ночь, день, вдоль до бела жарких Автобанов, поезда полны своими свисающих с вагонов, что грохочут над головой, жмутся в сторонку для армейских колонн, когда те пересекают, Белорусы озлобленные болью их пути на запад, Казахи бывшие в плену маршируют на восток, ветераны Вермахта из других краёв старой Германии, такие же иностранцы в Пруссии как остальные Цыгане, тащат свои старые ранцы, завернувшись в армейские одеяла, что остались у них, бледно-зелёные треугольники сельхозработника нашитые на груди <text:s/>каждой блузы подпрыгивают, плывут, в определённый час сумерек, словно огоньки свечей в церковной процессии—сегодня вроде направлялись в Ганновер, вроде должны были убирать картофель по пути, они гоняются за этими несуществующими картофельными полями уже месяц. «Разграблены»,–бывший трубач прихрамывает в общем потоке, опираясь на длинный отщепившийся от шпалы <text:s/>кусок древесины, его инструмент, невероятно помятый и блестящий, висит через плечо,– <text:s/>«всё общипали SS, </text:span><text:span text:style-name="T19">Bruder, ja, </text:span><text:span text:style-name="T81">до последней ёбаной картофелины. А зачем? На спирт. Но не пить, нет, спирт для ракет.»—«Что за ракеты?»—«Нет! Но SS собирают картошку?»– Оглядывается в ожидании смеха. Но никого тут нет последовать откликнуться на рулады его менее церемониального сердца. Они были пехотинцами и научились вздрёмывать пока нога не коснулась земли—в какой-то утренний час они разойдутся у края дороги, минутный осадок дорожной химии этих натруженных ночей, покуда невидимое кипение продолжается, в долгих разрозненных круговращениях—костюмы в тонкую полоску с намалёванными на спине крестами, излохмаченные флотская и армейская формы, белые тюрбаны, разномастные носки или вовсе никаких, платья в мелкую клеточку, шали плотной </text:span><text:soft-page-break/><text:span text:style-name="T81">вязки с младенцами внутри, женщины в армейских штанах обрезанных по колено, скребущие блох и лающие псы, что бегают сворами, детские коляски с высоко нагромождённой лёгкой мебелью в исцарапанной полировке, с выдвижными ящиками ручной работы, которые уже никогда ни во что не вдвинутся, украденные куры живьём и придушенные, трубы и скрипки в изношенных чёрных футлярах, постельные покрывала, фисгармонии, дедушкины часы с боем, наборы инструментов по дереву, для часовщиков, шорников, хирургов, картины розовых дочурок в белых платьицах, истекающих кровью святых, розоватых и пурпурных закатов над морем, котомки битком стекляшко-глазыми боа, куклы улыбающиеся сквозь озверело красные губы, оловянные солдатики ростом в три сантиметра, окрашены кремовым, золотым, синим, горсти клубники столетней давности замоченной в меду, что услаждала языки прапрадедушек, давно обратившиеся в прах, затем в серной кислоте, чтобы обуглить сахар, коричневый до чёрного, поперёк сласти, бессмертные исполнения на рояле, перфорированные в Vorsetzer свитках, чёрное бельё с ленточками, столовое серебро с каймой из цветов и винограда, гранёные графины <text:s/>свинцового стекла, нити янтарных бус… так передвигается население в открытом поле, хромая, маршируя, волоча ноги, кого-то и несут, тащатся среди развалин строя, Европейского буржуазного строя, не зная, что он разрушен навсегда.</text:span></text:p>
      <text:p text:style-name="P55">Когда у Слотропа есть сигареты, у него легко выдурить, когда у кого-то есть еда, то делится<text:span text:style-name="T25">—</text:span>иногда бачок водки, если неподалёку имеется скопление войск, <text:span text:style-name="T82">можно набрать воинских консервных банок для любого вида полезного производства, из картофельных очисток, арбузных корок, кусочков конфет для сахара, не угадать что пойдёт в эти ПеэЛовские самогонные аппараты, но в конечном итоге пьёшь возгонку отходов какой-то из оккупационных сил. Слотроп тащится с и вне этих дюжин тихих, голодных, шаркающих миграций, всякий раз его колотит как от Безендрина при виде этих лиц—нет ни одного, что он бы мог проигнорировать, в этом проблема, они слишком </text:span><text:span text:style-name="T20">сильны</text:span><text:span text:style-name="T82">, как лица толпы на гонках </text:span><text:span text:style-name="T20">Нет—глянь на меня, проникнись, вынь свою камеру, своё оружие, свой хуй</text:span><text:span text:style-name="T82">…. Он содрал все знаки различия с формы Чичерина, стараясь не бросаться в глаза, но очень мало кто похоже обращает внимание <text:s/>на эти знаки…</text:span></text:p>
      <text:p text:style-name="P56">Большую часть времени он один. <text:span text:style-name="T83">Он будет подходить к крестьянским домам, по ночам брошенным, и будет спать на сене, или если есть матрас (не часто) на кровати. Просыпаться к солнцу отблескивающему с какого-нибудь озерца в окружении зелени <text:s/>щепотью цветущего чабреца или горчицы, салатный склон, распростёршийся к соснам в тумане. Помидорная рассада и пурпурные наперстянки во дворах, большущие птичьи гнёзда под карнизом соломенных крыш, хора птиц по утрам, а скоро, с тяжеловесным оборотом лета в небе, курлыканье журавлей на лету.</text:span></text:p>
      <text:p text:style-name="P57">К фермерскому дому в речной долине далеко южнее Ростока, <text:span text:style-name="T84">он подходит укрыться от полуденного дождя, засыпает в кресле-качалке на крыльце и во сне видит Тантиви Макер-Мафика, своего друга из давних времён. Он вернулся, всё-таки и вопреки вероятности. Это где-то в сельской местности, Английской сельской местности, стёганное <text:s/>тёмно-зелёным и удивительно ярким <text:s/>соломенно-жёлтым: с древними торчащими на взгорках камнями, первые контракты со смертью и налогами, с деревенскими девушками, что выходят ночами на макушку голыми и поют. Члены семьи Тантиви и много других собрались, все в настроении тихого празднества, по случаю возвращения Тантиви. Каждый понимает, что это только краткий визит: что он будет «тут» лишь условно. В какой-то момент всё развалится, если чересчур вдумываются. На лужайке перед домом расчищено место для танцев, тут деревенский оркестр и много женщин одетых в белое. После некоторого замешательства на тему что за чем будет, начинается встреча—она похоже происходит под землёй, не так, чтобы в могиле или склепе, ничего зловещего, здесь полно родственников и друзей вокруг Тантиви, который выглядит </text:span><text:span text:style-name="T21">таким реальным, </text:span><text:span text:style-name="T85">таким не затронутым временем, очень отчётливым и полным цвета… «Так это Слотроп».</text:span></text:p>
      <text:p text:style-name="P24">– <text:span text:style-name="T86">О, где ты был, старина?</text:span></text:p>
      <text:p text:style-name="P24"><text:soft-page-break/>– <text:span text:style-name="T87">‘Тут’.</text:span></text:p>
      <text:p text:style-name="P58"><text:span text:style-name="T25">– </text:span>‘«<text:span text:style-name="T86">Тут»</text:span>’?</text:p>
      <text:p text:style-name="P25">– <text:span text:style-name="T88">Да, типа того, начинаешь понимать</text:span>—<text:span text:style-name="T88">после того как пару раз будешь снят таким образом, но я ходил по тем же улицам как и ты, читал те же новости, был ограничен тем же спектром цветов….</text:span></text:p>
      <text:p text:style-name="P26">– <text:span text:style-name="T89">Тогда может это твоя работа, что</text:span>—</text:p>
      <text:p text:style-name="P26">– <text:span text:style-name="T89">Я ничего не делаю. Это всё меняется.</text:span></text:p>
      <text:p text:style-name="P59"><text:span text:style-name="T90">Оттенки</text:span> тут<text:span text:style-name="T25">—камень облицовки, цветы украшающие гостей, странные чаши на столах—нанесены по грунтовке крови пролитой и почерневшей, мягкого обугливания в порожних частях городов в четыре часа пополудни по воскресеньям… что делает резче контуры костюма Тантиви, в духе костюмов жиголо невыразимо иностранного покроя, определённо ничего подобного он в жизни не стал бы одевать….</text:span></text:p>
      <text:p text:style-name="P27">– <text:span text:style-name="T91">Наверное, у нас немного времени… Понимаю, это низко, и полный эгоизм, но мне так одиноко теперь… я слышал, что когда такое случается, иногда, то как бы задерживаешься на какое-то время, как бы присмотреть за другом, который <text:s/>‘тут’…</text:span></text:p>
      <text:p text:style-name="P28">– <text:span text:style-name="T92">Иногда.</text:span>– <text:span text:style-name="T93">Он улыбается: но безмятежность и отстранённость распростёрты бессильным криком не достигающим Слотропа. </text:span></text:p>
      <text:p text:style-name="P28">– <text:span text:style-name="T94">Ты присматриваешь за мной?</text:span></text:p>
      <text:p text:style-name="P28">– <text:span text:style-name="T94">Нет, Слотроп. Не за тобой...</text:span></text:p>
      <text:p text:style-name="P60">Слотроп сидит на старой обшарпанной качалке <text:span text:style-name="T95">обращённой к волнистой линии холмов и солнцу, что только что спустилось ниже последней из дождевых туч, превратив мокрые поля и копны сена в золото. Кто проходил мимо и видел его спящим, с бледным встревоженным лицом оброненным на грудь его грязной униформы?</text:span></text:p>
      <text:p text:style-name="P61">Двигаясь дальше, он обнаруживает, что эти <text:span text:style-name="T96">ф</text:span>ермы <text:span text:style-name="T96">преследуются</text:span> призраками, но дружелюбн<text:span text:style-name="T96">о</text:span>. <text:span text:style-name="T97">Дубовые изделия кряхтят по ночам, честно и деревянно. Надоенные коровы с болью мычат на дальних полях, другие приходят и допьяна жуют забродивший силос, шатаются вокруг врезаясь в заборы и кучи сена где <text:s/>Слотроп смотрит сны, вымукивают мычание с пьяными умлаутами. На гребнях крыш белые с чёрным аисты, шеи выгнуты к небу, головы кверх ногами и смотрят за спину, трещат своими клювами с приветом и любовью. Кролики суетливо сбегаются ночью поесть что попадёт годного <text:s/>по дворам. Деревья, ого—у Слотропа напряжённое внимание к деревьям, наконец-то. Когда он оказывается среди деревьев, то уделяет время потрогать их, изучить, сидя очень тихо рядом с ними, понимая, что каждое дерево живое существо, живёт своей индивидуальной жизнью, сознавая, что вокруг него происходит, а не просто кусок древесины, чтоб завалить. Семья Слотропа вообще-то делала деньги на убийстве деревьев, ампутировали их от корней, раскалывали, размельчали до древесной пульпы, отбеливали ту для получения бумаги, чтобы им заплатили дополнительной бумагой. «Это просто безумие».– Он качает <text:s/>головой.– «В моей семье явные проявления. Он смотрит вверх. Деревья неподвижны. Им известно, что он тут. Они наверно знаютт также, что он думает. «Простите»,– говорит он им.– «Я ничего не могу поделать с этими людьми, они все недосягаемы <text:s/>для меня. Что я могу поделать?» <text:s/>Среднего роста сосна поблизости кивает макушкой и предлагает: «В следующий раз как подойдёшь к лесоповалу тут, найди какой-нибудь трактор без присмотра и унеси его масляный фильтр с собою. Вот что ты можешь сделать».</text:span></text:p>
      <text:p text:style-name="P61"/>
      <text:p text:style-name="P83">Неполный <text:span text:style-name="T98">С</text:span>писок <text:span text:style-name="T98">П</text:span>ожеланий к Вечерним <text:span text:style-name="T98">З</text:span>вёздам за <text:span text:style-name="T98">Э</text:span>тот <text:span text:style-name="T98">П</text:span>ериод:</text:p>
      <text:p text:style-name="P62"/>
      <text:p text:style-name="P63">Пусть я найду тот курятник, про который мне говорила старушка.</text:p>
      <text:p text:style-name="P64">Пусть Тантиви будет и вправду жив.</text:p>
      <text:p text:style-name="P65">Пусть этот ёбаный прыщ у меня а спине пройдёт.</text:p>
      <text:p text:style-name="P66"><text:soft-page-break/>Пусть я поеду в Голливуд, когда это всё кончится <text:span text:style-name="T99">так, чтобы Рита Эйворт смогла меня увидеть и влюбится.</text:span></text:p>
      <text:p text:style-name="P67">Пусть мир этого дня остаётся тут завтра, когда я проснусь.</text:p>
      <text:p text:style-name="P68">Пусть та отставка будет ждать меня в Каксэвене.</text:p>
      <text:p text:style-name="P68">Пусть с Бианкой всё будет хорошо, а и<text:span text:style-name="T25">—</text:span></text:p>
      <text:p text:style-name="P68">Пусть у меня поскорей наладится высраться.</text:p>
      <text:p text:style-name="P68">Пусть то будет просто метеор, что падает.</text:p>
      <text:p text:style-name="P69">Пусть эти ботинки продержатся хотя бы до Любека.</text:p>
      <text:p text:style-name="P70">Пусть этот Людвиг найдёт своего лемминга и оставит меня в покое.</text:p>
      <text:p text:style-name="P70"/>
      <text:p text:style-name="P71"><text:span text:style-name="T100">Ну да, Людвиг. Слотроп находит его однажды утром на берегу какого-то синего анонимного озера, на удивление толстый мальчик лет восьми или девяти, плачет, весь сотрясается рябью волн жира.</text:span> <text:span text:style-name="T101">Имя его лемминга Урсула и она убежала из дому. Людвиг гнался за нею всё время к северу аж от Прицвалка. Он знает наверняка, что её путь лежит к Балтике, но боится, что она примет за море какое-то из этих озёр и бросится в него по ошибке—</text:span></text:p>
      <text:p text:style-name="P29">– <text:span text:style-name="T22">Один <text:s/>лемминг</text:span><text:span text:style-name="T102">, малыш?</text:span></text:p>
      <text:p text:style-name="P30">– <text:span text:style-name="T103">Я держал её два года,</text:span>– <text:span text:style-name="T103">рыдает тот,</text:span>– <text:span text:style-name="T103">ей было хорошо, никогда не пробовала</text:span>—<text:span text:style-name="T103">я не знаю. Что-то просто нашло на неё. </text:span></text:p>
      <text:p text:style-name="P31">– <text:span text:style-name="T104">Брось глупить. Лемминги никогда ничего не делают в одиночку. Им надо собраться толпой. Чтобы массово заразиться. Понимаешь, Людвиг, они чересчур размножаются, это случается циклами, когда их слишком много, они впадают в панику и бросаются в поисках еды. Я узнал про это в колледже, так что знаю что говорю. Гарвард. Может та Урсула просто ушла найти себе дружка или ещё что.</text:span></text:p>
      <text:p text:style-name="P32">– <text:span text:style-name="T105">Она бы мне сказала.</text:span></text:p>
      <text:p text:style-name="P32">– <text:span text:style-name="T105">Ну, извини.</text:span></text:p>
      <text:p text:style-name="P32">– <text:span text:style-name="T105">Русские не извиняются.</text:span></text:p>
      <text:p text:style-name="P33">– <text:span text:style-name="T106">Я не Русский.</text:span></text:p>
      <text:p text:style-name="P34">– <text:span text:style-name="T107">Поэтому ты снял погоны?</text:span></text:p>
      <text:p text:style-name="P72">Этот Людвиг, тут, может не совсем Нормальный Мозгами. <text:span text:style-name="T108">Он способен растолкать Слотропа среди ночи, пробуждая половину стоянки ПеэЛов, напугав собак и младенцев, абсолютно уверенны, что Урсула совсем рядом, прямо за кругом света от костра смотрит на него, видит его, но не так как раньше. Он заводит Слотропа в расположение Советских танкистов, в груды руин похожих на гребни морских волн, что обрушиваются вокруг и, если зазеваешься, на тебя как только туда ступишь, а также в засасывающие болота, где осока <text:s/>остаётся у тебя в пальцах, когда пытаешься ухватиться, а вокруг запах протеиновой катастрофы. Это либо маниакальная вера, или то-то малость мрачнее: до Слотропа доходит-таки наконец, что если уж речь о позывах к самоубийству, то они не у Урсулы, а у </text:span><text:span text:style-name="T23">Людвига самого</text:span><text:span text:style-name="T108">—да никакой зверушки может и вовсе нет!</text:span></text:p>
      <text:p text:style-name="P74">Однако… разве Слотроп, раз или два, <text:span text:style-name="T109">не видел что-то? Прошмыгивало впереди вдоль серых узких улочек обсаженных тощими саженцами в том или другом из этих Прусских гарнизонных городов, места, где всё производство и смысл заключался в солдатстве, их бараки и стены брошенные теперь—или-или сидя на корточках у края какого-то озерца, наблюдая облака, белые паруса шлюпок у противоположного берега, такого зелёного, туманного, и далёкого, получая тайные наставления от вод, движение которых в лемминговом исчислении так океанично, необоримо, и достаточно медленно, с виду достаточно прочное, чтоб хотя бы <text:s/>ходить по ним без опаски….</text:span></text:p>
      <text:p text:style-name="P35">– <text:span text:style-name="T110">Вот о чём и толковал Иисус,</text:span>– <text:span text:style-name="T110">шепчет призрак Вильяма первого Американского предка Слотропа,</text:span>– <text:span text:style-name="T110">выходя на Галилейское море. Он рассматривал его с точки зрения лемминга. Без миллионов других, которые свалились и утонули, чуда бы не случилось. Успешный одиночка </text:span><text:soft-page-break/><text:span text:style-name="T110">был всего лишь оборотной стороной этого: последний кусочек пазла чьи очертания уже сложены Обойдёнными, как последнее пустующее место на столе.</text:span></text:p>
      <text:p text:style-name="P36">– <text:span text:style-name="T24">Постой</text:span><text:span text:style-name="T111">-ка. У вас же тогда ещё </text:span><text:span text:style-name="T24">не</text:span><text:span text:style-name="T111"> было пазлов.</text:span></text:p>
      <text:p text:style-name="P36">– <text:span text:style-name="T111">О, блядь.</text:span></text:p>
      <text:p text:style-name="P75">Вильям Слотроп был странным птахом. <text:span text:style-name="T112">Он выступил из Бостона отправившись на запад в Имперском стиле, году в 1634 или -5, сытый по горло бессменным правлением Винтропа, убеждённый, что может проповедывать не хуже прочих в иерархии, пусть даже без официального рукоположения. Кручи Бёркшира остановили всех в то время, но не Вильяма. Он просто начал карабкаться. Он стал одним из самых первых Европейцев, кто добрался. Когда они обосновались в Бёркшире, он и его сын Джон занялись разведением свиней—перегоняли их обратно по крутизне и через заставу взимавшую сбор <text:s/>в Бостон, гнали просто гуртом, как овец или коров. Пока добирались до рынка, свиньи тощали настолько, что овчинка выделки не стоила, но Вильяма не столько привлекали деньги, как само путешествие. Ему нравилась дорога, переменчивость, случайные встречи в пути—Индейцы, охотники, девки, горцы—а больше всего просто компания тех свиней. Несмотря на устоявшийся фольклор и предписания в его собственной Библии, Вильям полюбил их благородство и свободу личности, их дар тешиться грязью в жаркий день—свиньи в пути, одной компанией, были всем, чем Бостон не был, и можно представить чем конец путешествия, взвешивание, убиение и жуткое безсвинное возвращение в горы должно было быть для Вильяма. Конечно, он воспринимал это как притчу—знал, что визжащий кровавый ужас в конце заставы полностью уравновешивался всем их счастливым хрюканьем, их беззаботно розовыми ресницами и добрыми глазами, их улыбками их грацией передвижения по местности. Он жил рановато для Исаака Ньютона, но уже веяло ощущением действия и противодействия. Вильям должно быть ждал ту единственную свинью, которая не погибнет, станет оправданием всем, кому пришлось умереть, всем его Гадаринским свиньям бросившимся в уничтожение, как лемминги, в которых не демоны вселились, но вера в людей, а те её постоянно предавали… вселилась невинность, <text:s/>которую так не смогли утратить… преданы верой в Вильяма как в иную разновидность свиньи, в общем доме Земли, который разделял с ними дар жизни….</text:span></text:p>
      <text:p text:style-name="P76">Он написал длинный трактат вскоре, назвав его <text:span text:style-name="T1">Об Обделённости. </text:span><text:span text:style-name="T113">Её пришлось напечатать в Англии, и она была среди первых книг не только запрещённых, но и торжественно сожжённых в Бостоне. Никто не желал слушать о всех Обойдённых, множестве тех, кого Бог минует, когда избирает немногих для спасения. Вильям стоял за святость для этих «Овец второго сорта», без которых не было бы избранных. Можно не сомневаться, Избранные Бостона распсиховались. И стало только хуже. Вильям чувствовал, что кем Иисус был для избранных, Иуда Искариот был для Обойдённых. Всё в Творении Божьем имеет себе равные противуположения. Как может Иисус быть исключением? Разве можем мы чувствовать к нему что-то помимо ужаса как к чему-то неестественному, вне-сотворённому? Ну, а если он сын человечий и то, что мы чувствуем не ужас, а любовь, то мы должны любить Иуду тоже. Верно? Как Вильям избежал сожжения на костре за ересь, никому не известно. Должно быть имел связи. Его в конце концов вышибли из Колонии Масачусетского Залива—он подумывал о Род Айленде какое-то время, но решил, что антиномисты не более сладкий хрен, чем редька. Так что, после всего он отплыл обратно в Старую Англию, не столько с позором, как в унынии, и уже там он умер, среди воспоминаний про синие взгорья, зелёные поля маиса, о собирушках за коноплей и табаком с Индейцами, о молодых женщинах в верхних комнатах с их задранными передниками, милые личика, волосы рассыпаны по деревянному полу, покуда внизу в стойлах лягались лошади и орали пьяницы, об отправлении в путь спозаранку, когда спины его стада мерцали словно жемчуг, долгий, каменистый и удивляющий путь в Бостон, о дожде на Реке Коннектикут, всхрюки «спокойной ночи» от сотни свиней среди новых звёзд и травы ещё теплой от солнца отходящего вниз ко сну….</text:span></text:p>
      <text:p text:style-name="P81"><text:soft-page-break/>Мог ли он быть дорожной развилкой куда Америка никогда не ступила, той единой точкой, с которой она скакнула не туда? Допустим у Слотропианнской ереси было бы время окрепнуть и расцвести? Стало бы меньше преступлений во имя Иисуса и больше милосердия во имя Иуды? Тайрону Слотропу кажется, что обратный путь <text:s/>возможен—может встреченный им в Цюрихе анархист прав, может на короткое время все ограды повалены, любой путь ничем не хуже другого, всё пространство Зоны открыто, деполяризовано, и где-то внутри пустоши единая сеть координат, которым и надо следовать, без избранных, обойдённых, и даже без ациональностей, чтоб не напороть хуйни…. Таковы просторы раздумий, что открываются в голове Слотропа пока он топает вслед за Людвигом. Он бредёт или его ведут? Единственная зримая точка опоры в картине на данный момент это чортова зверушка-лемминг. Если та существует. Малыш показывает Слотропу фотографии, которыми набит его бумажник: Урсула, глаза ярки и застенчивы, выглядывает из-под горки капустных листьев… Урсула в клетке украшенной громадной лентой и печатью свастики, главный приз на выставке Гитлеровской Молодёжи домашних зверушек… Урсула и кошка семьи, внимательно следят друг за другом на отрезке пола в кафельной облицовке… Урсула, передние лапы болтаются, а глаза полусонные, свисает из кармана формы Людвига <text:s/>Юного Гитлергюдовца. Какая-то часть её всегда смазана, слишком скора для шторки камеры. Даже зная, когда она была совсем крошкой, до чего им придётся дожить, всё равно Людвиг всегда любил её. Возможно думал, что любовь способна предотвратить. </text:p>
      <text:p text:style-name="P82">Слотроп никогда не узнает. Он теряет юного лунатика в приморской деревне. Девушки в длинных юбках и цветастых платках собирают в лесу грибы, а красные белки скачут в кроне буков. Улицы сплюснуты в город, линзы очков сыграли шутку, в городке не развернутся. Гроздья ламп на столба. Увесистая <text:s/>брусчатка мостовой песчаного цвета. Тягловые лошади стоят на солнце помахивая хвостами. <text:s/></text:p>
      <text:p text:style-name="P78">По переулку возле Михельскирхе <text:span text:style-name="T114">идёт маленькая девочка пошатываясь под большущей грудой контрабандных меховых пальто, видны только её коричневые ноги. Людвиг испускает визг, указывая на самое верхнее пальто. Что-то маленькое и серое вставлено в воротник. Искусственные жёлтые глаза с нездоровым блеском. Людвиг бежит с криками Урсула, Урсула, хватается за пальто. Девочка сыплет проклятьями.</text:span></text:p>
      <text:p text:style-name="P37">– <text:span text:style-name="T115">Ты убила <text:s/>лемминга!</text:span></text:p>
      <text:p text:style-name="P38">– <text:span text:style-name="T115">Отпусти идиот!</text:span>– <text:span text:style-name="T116">Перетягивание каната среди расплывчатых полос солнца и тени на улице.</text:span>– <text:span text:style-name="T117">Это не лемминг, а серая лисица.</text:span></text:p>
      <text:p text:style-name="P79">Людвиг прекращает кричать, чтобы присмотреться. «Она права»,<text:span text:style-name="T25">– от</text:span>мечает Слотроп. </text:p>
      <text:p text:style-name="P39">– <text:span text:style-name="T118">Извини,</text:span>– <text:span text:style-name="T118">сопливится Людвиг.</text:span>– <text:span text:style-name="T119">Я немного расстроен..</text:span></text:p>
      <text:p text:style-name="P40">– <text:span text:style-name="T120">Ну, так может поможешь мне отнести это в церковь?</text:span></text:p>
      <text:p text:style-name="P40">– <text:span text:style-name="T120">Конечно.</text:span></text:p>
      <text:p text:style-name="P80">Оба из них ухватывают по охапке мехов <text:span text:style-name="T121">и следуют за ней по по выбоистому переулку, в боковую дверь, вниз несколько пролётов в подземелье под <text:s/>Михельскирхе. Там в свете лампы первое лицо, что Слотроп увидел, склонённым над огнём в банке геля Стерно для присмотра за кипящей кастрюлей, принадлежит майору Двайну Марви.</text:span></text:p>
      <text:p text:style-name="P80"><draw:frame draw:style-name="fr1" draw:name="Image17" text:anchor-type="paragraph" svg:width="6.9252in" svg:height="0.3661in" draw:z-index="0"><draw:image xlink:href="Pictures/1000000000000B720000009B428C9716555D8079.png" xlink:type="simple" xlink:show="embed" xlink:actuate="onLoad" loext:mime-type="image/png"/></draw:frame></text:p>
      <text:p text:style-name="P77"/>
      <text:p text:style-name="P74"/>
      <text:p text:style-name="P73"/>
      <text:p text:style-name="P49"/>
      <text:p text:style-name="P41"/>
      <text:p text:style-name="P3">– </text:p>
      <text:p text:style-name="P2"><text:soft-page-break/>—</text:p>
      <text:p text:style-name="P4">‘’</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7-25T10:45:51.456073797</dc:date>
    <meta:editing-duration>P12DT9H30M38S</meta:editing-duration>
    <meta:editing-cycles>6349</meta:editing-cycles>
    <meta:generator>LibreOffice/6.1.5.2$Linux_X86_64 LibreOffice_project/10$Build-2</meta:generator>
    <meta:document-statistic meta:table-count="0" meta:image-count="1" meta:object-count="0" meta:page-count="7" meta:paragraph-count="61" meta:word-count="3219" meta:character-count="21520" meta:non-whitespace-character-count="18326"/>
  </office:meta>
</office:document-meta>
</file>